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57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6b8791" draw:textarea-horizontal-align="justify" draw:textarea-vertical-align="middle" draw:auto-grow-height="false" fo:min-height="0.695cm" fo:min-width="1.16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577cm"/>
      <style:paragraph-properties style:writing-mode="lr-tb"/>
    </style:style>
    <style:style style:name="gr16" style:family="graphic" style:parent-style-name="standard">
      <style:graphic-properties svg:stroke-color="#000000" draw:fill-color="#6b8791" draw:textarea-horizontal-align="justify" draw:textarea-vertical-align="middle" draw:auto-grow-height="false" fo:min-height="1.444cm" fo:min-width="3.439cm"/>
      <style:paragraph-properties style:writing-mode="lr-tb"/>
    </style:style>
    <style:style style:name="gr17" style:family="graphic" style:parent-style-name="standard">
      <style:graphic-properties svg:stroke-color="#000000" draw:fill-color="#8ea7b0" draw:textarea-horizontal-align="justify" draw:textarea-vertical-align="middle" draw:auto-grow-height="false" fo:min-height="1.444cm" fo:min-width="3.439cm"/>
      <style:paragraph-properties style:writing-mode="lr-tb"/>
    </style:style>
    <style:style style:name="gr18" style:family="graphic" style:parent-style-name="standard">
      <style:graphic-properties svg:stroke-color="#000000" draw:fill-color="#bbccd2" draw:textarea-horizontal-align="justify" draw:textarea-vertical-align="middle" draw:auto-grow-height="false" fo:min-height="2.84cm" fo:min-width="3.439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6b8791" draw:textarea-horizontal-align="justify" draw:textarea-vertical-align="middle" draw:auto-grow-height="false" fo:min-height="1.444cm" fo:min-width="3.439cm"/>
      <style:paragraph-properties style:writing-mode="lr-tb"/>
    </style:style>
    <style:style style:name="gr20" style:family="graphic" style:parent-style-name="standard">
      <style:graphic-properties svg:stroke-color="#000000" draw:fill-color="#3d565f" draw:textarea-horizontal-align="justify" draw:textarea-vertical-align="middle" draw:auto-grow-height="false" fo:min-height="1.444cm" fo:min-width="12.328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d9e8ed" draw:textarea-horizontal-align="justify" draw:textarea-vertical-align="middle" draw:auto-grow-height="false" fo:min-height="0.483cm" fo:min-width="2.17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8cm"/>
      <style:paragraph-properties style:writing-mode="lr-tb"/>
    </style:style>
    <style:style style:name="gr23" style:family="graphic" style:parent-style-name="standard">
      <style:graphic-properties svg:stroke-color="#bbccd2" svg:stroke-opacity="30%" draw:fill-color="#bbccd2" draw:opacity="36%" draw:opacity-name="" draw:textarea-horizontal-align="justify" draw:textarea-vertical-align="middle" draw:auto-grow-height="false" fo:min-height="2.4cm" fo:min-width="2.3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186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6b8791" draw:textarea-horizontal-align="justify" draw:textarea-vertical-align="middle" draw:auto-grow-height="false" fo:min-height="1.099cm" fo:min-width="3.197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abbcc3" draw:textarea-horizontal-align="justify" draw:textarea-vertical-align="middle" draw:auto-grow-height="false" fo:min-height="0.857cm" fo:min-width="3.223cm" fo:padding-top="0.142cm" fo:padding-bottom="0.142cm" fo:padding-left="0.267cm" fo:padding-right="0.267cm"/>
      <style:paragraph-properties style:writing-mode="lr-tb"/>
    </style:style>
    <style:style style:name="gr29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30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31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32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33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start="Arrowheads_20_20" draw:marker-end="Arrowheads_20_17" draw:marker-end-width="0.3cm" draw:fill="none" draw:textarea-vertical-align="middle"/>
    </style:style>
    <style:style style:name="gr36" style:family="graphic" style:parent-style-name="objectwithoutfill">
      <style:graphic-properties svg:stroke-color="#000000" draw:marker-start="Arrowheads_20_20" draw:marker-end="Arrowheads_20_18" draw:marker-end-width="0.3cm" draw:fill="none" draw:textarea-vertical-align="middle"/>
    </style:style>
    <style:style style:name="gr37" style:family="graphic" style:parent-style-name="standard">
      <style:graphic-properties svg:stroke-color="#000000" draw:fill-color="#6b8791" draw:textarea-horizontal-align="justify" draw:textarea-vertical-align="middle" draw:auto-grow-height="false" fo:min-height="3.183cm" fo:min-width="3.439cm"/>
      <style:paragraph-properties style:writing-mode="lr-tb"/>
    </style:style>
    <style:style style:name="gr38" style:family="graphic" style:parent-style-name="standard" style:list-style-name="L1">
      <style:graphic-properties svg:stroke-color="#000000" draw:fill-color="#6b8791" draw:textarea-horizontal-align="justify" draw:textarea-vertical-align="middle" draw:auto-grow-height="false" fo:min-height="3.17cm" fo:min-width="3.439cm"/>
      <style:paragraph-properties style:writing-mode="lr-tb"/>
    </style:style>
    <style:style style:name="gr39" style:family="graphic" style:parent-style-name="standard">
      <style:graphic-properties svg:stroke-width="0.035cm" svg:stroke-color="#8ea7b0" draw:marker-start-width="0.252cm" draw:marker-end-width="0.252cm" draw:fill-color="#d9e8ed" draw:textarea-horizontal-align="justify" draw:textarea-vertical-align="middle" draw:auto-grow-height="false" fo:min-height="3.275cm" fo:min-width="0.408cm" fo:padding-top="0.142cm" fo:padding-bottom="0.142cm" fo:padding-left="0.267cm" fo:padding-right="0.267cm"/>
    </style:style>
    <style:style style:name="gr40" style:family="graphic" style:parent-style-name="standard">
      <style:graphic-properties draw:stroke="none" draw:fill="none" fo:min-height="3.41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.203cm" fo:margin-bottom="0cm"/>
      <style:text-properties fo:font-size="9pt" style:font-size-asian="9pt" style:font-size-complex="9pt"/>
    </style:style>
    <style:style style:name="P3" style:family="paragraph">
      <loext:graphic-properties draw:fill="none" draw:fill-color="#ffffff"/>
      <style:paragraph-properties fo:margin-top="0.203cm" fo:margin-bottom="0cm"/>
      <style:text-properties fo:font-size="9pt" style:font-size-asian="9pt" style:font-size-complex="9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color="#ffffff" loext:opacity="100%"/>
    </style:style>
    <style:style style:name="P6" style:family="paragraph">
      <loext:graphic-properties draw:fill-color="#6b8791"/>
      <style:paragraph-properties fo:text-align="center"/>
      <style:text-properties fo:color="#ffffff" loext:opacity="100%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152cm" fo:margin-bottom="0cm"/>
      <style:text-properties fo:font-size="9pt" style:font-size-asian="9pt" style:font-size-complex="9pt"/>
    </style:style>
    <style:style style:name="P9" style:family="paragraph">
      <loext:graphic-properties draw:fill="none" draw:fill-color="#ffffff"/>
      <style:paragraph-properties fo:margin-top="0.152cm" fo:margin-bottom="0cm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color="#ffffff" loext:opacity="100%" fo:font-size="12pt"/>
    </style:style>
    <style:style style:name="P11" style:family="paragraph">
      <loext:graphic-properties draw:fill-color="#6b8791"/>
      <style:paragraph-properties fo:text-align="center"/>
      <style:text-properties fo:color="#ffffff" loext:opacity="100%" fo:font-size="12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-color="#8ea7b0"/>
      <style:paragraph-properties fo:text-align="center"/>
      <style:text-properties fo:font-size="12pt"/>
    </style:style>
    <style:style style:name="P14" style:family="paragraph">
      <style:paragraph-properties fo:text-align="start"/>
      <style:text-properties fo:font-size="12pt"/>
    </style:style>
    <style:style style:name="P15" style:family="paragraph">
      <loext:graphic-properties draw:fill-color="#bbccd2"/>
      <style:paragraph-properties fo:text-align="start"/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12pt"/>
    </style:style>
    <style:style style:name="P17" style:family="paragraph">
      <loext:graphic-properties draw:fill-color="#6b8791"/>
      <style:paragraph-properties fo:margin-left="0cm" fo:margin-right="0cm" fo:margin-top="0cm" fo:margin-bottom="0cm" fo:line-height="100%" fo:text-align="center" fo:text-indent="0cm"/>
      <style:text-properties fo:color="#ffffff" loext:opacity="100%" fo:font-size="12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19" style:family="paragraph">
      <loext:graphic-properties draw:fill-color="#3d565f"/>
      <style:paragraph-properties fo:text-align="center"/>
      <style:text-properties fo:color="#ffffff" loext:opacity="100%" fo:font-size="12pt"/>
    </style:style>
    <style:style style:name="P20" style:family="paragraph">
      <loext:graphic-properties draw:fill-color="#bbccd2"/>
      <style:paragraph-properties fo:text-align="center"/>
      <style:text-properties fo:font-size="12pt"/>
    </style:style>
    <style:style style:name="P21" style:family="paragraph">
      <loext:graphic-properties draw:fill-color="#d9e8ed"/>
      <style:paragraph-properties fo:text-align="center"/>
    </style:style>
    <style:style style:name="P22" style:family="paragraph">
      <style:text-properties fo:font-size="7pt" style:font-size-asian="9pt" style:font-size-complex="9pt"/>
    </style:style>
    <style:style style:name="P23" style:family="paragraph">
      <loext:graphic-properties draw:fill="none" draw:fill-color="#ffffff"/>
      <style:text-properties fo:font-size="7pt" style:font-size-asian="9pt" style:font-size-complex="9pt"/>
    </style:style>
    <style:style style:name="P24" style:family="paragraph">
      <loext:graphic-properties draw:fill-color="#bbccd2" draw:opacity="36%"/>
      <style:paragraph-properties fo:text-align="center"/>
    </style:style>
    <style:style style:name="P25" style:family="paragraph">
      <style:text-properties fo:font-size="8pt" style:font-size-asian="8pt" style:font-size-complex="8pt"/>
    </style:style>
    <style:style style:name="P26" style:family="paragraph">
      <loext:graphic-properties draw:fill="none" draw:fill-color="#ffffff"/>
      <style:text-properties fo:font-size="8pt" style:font-size-asian="8pt" style:font-size-complex="8pt"/>
    </style:style>
    <style:style style:name="P27" style:family="paragraph">
      <style:text-properties fo:font-size="8pt" style:text-underline-style="solid" style:text-underline-width="auto" style:text-underline-color="font-color" fo:font-weight="bold"/>
    </style:style>
    <style:style style:name="P28" style:family="paragraph">
      <loext:graphic-properties draw:fill="none" draw:fill-color="#ffffff"/>
      <style:text-properties fo:font-size="8pt" style:text-underline-style="solid" style:text-underline-width="auto" style:text-underline-color="font-color" fo:font-weight="bold"/>
    </style:style>
    <style:style style:name="P29" style:family="paragraph">
      <style:text-properties fo:font-size="18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style:paragraph-properties fo:text-align="center"/>
      <style:text-properties fo:color="#000000" loext:opacity="100%" fo:font-size="12pt"/>
    </style:style>
    <style:style style:name="P32" style:family="paragraph">
      <loext:graphic-properties draw:fill-color="#abbcc3"/>
      <style:paragraph-properties fo:text-align="center"/>
      <style:text-properties fo:color="#000000" loext:opacity="100%" fo:font-size="12pt" style:font-size-asian="12pt" style:font-size-complex="12pt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style:paragraph-properties fo:text-align="end"/>
      <style:text-properties fo:font-size="10.5pt" style:font-size-asian="12pt" style:font-size-complex="12pt"/>
    </style:style>
    <style:style style:name="P35" style:family="paragraph">
      <loext:graphic-properties draw:fill="none"/>
      <style:paragraph-properties fo:text-align="end"/>
      <style:text-properties fo:font-size="10.5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ffffff" loext:opacity="100%" fo:font-size="12pt" style:font-size-asian="12pt" style:font-size-complex="1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2pt"/>
    </style:style>
    <style:style style:name="T5" style:family="text">
      <style:text-properties style:font-size-asian="9pt" style:font-size-complex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loext:opacity="100%" fo:font-size="12pt" style:font-size-asian="12pt" style:font-size-complex="12pt"/>
    </style:style>
    <style:style style:name="T10" style:family="text">
      <style:text-properties fo:color="#ffffff" loext:opacity="100%" fo:font-size="12pt"/>
    </style:style>
    <style:style style:name="T1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13cm" svg:height="0.962cm" svg:x="11.521cm" svg:y="2.793cm">
          <draw:text-box>
            <text:p>The Problem</text:p>
          </draw:text-box>
        </draw:frame>
        <draw:frame draw:style-name="gr2" draw:text-style-name="P3" draw:layer="layout" svg:width="6.139cm" svg:height="5.827cm" svg:x="19.116cm" svg:y="4.637cm">
          <draw:text-box>
            <text:list text:style-name="L2">
              <text:list-item>
                <text:p text:style-name="P2"><text:span text:style-name="T1">Dis</text:span><text:span text:style-name="T1">par</text:span><text:span text:style-name="T1">ate </text:span><text:span text:style-name="T1">syst</text:span><text:span text:style-name="T1">em</text:span><text:span text:style-name="T1">s </text:span><text:span text:style-name="T1">nee</text:span><text:span text:style-name="T1">d to </text:span><text:span text:style-name="T1">co</text:span><text:span text:style-name="T1">mm</text:span><text:span text:style-name="T1">uni</text:span><text:span text:style-name="T1">cat</text:span><text:span text:style-name="T1">e </text:span><text:span text:style-name="T1">effi</text:span><text:span text:style-name="T1">cie</text:span><text:span text:style-name="T1">ntly </text:span><text:span text:style-name="T1">&amp; </text:span><text:span text:style-name="T1">reli</text:span><text:span text:style-name="T1">abl</text:span><text:span text:style-name="T1">y </text:span></text:p>
              </text:list-item>
              <text:list-item>
                <text:p text:style-name="P2"><text:span text:style-name="T1">Orc</text:span><text:span text:style-name="T1">hes</text:span><text:span text:style-name="T1">trati</text:span><text:span text:style-name="T1">ng </text:span><text:span text:style-name="T1">acr</text:span><text:span text:style-name="T1">oss </text:span><text:span text:style-name="T1">syst</text:span><text:span text:style-name="T1">em</text:span><text:span text:style-name="T1">s </text:span><text:span text:style-name="T1">and </text:span><text:span text:style-name="T1">API</text:span><text:span text:style-name="T1">s </text:span><text:span text:style-name="T1">sho</text:span><text:span text:style-name="T1">uld</text:span><text:span text:style-name="T1">n’t </text:span><text:span text:style-name="T1">req</text:span><text:span text:style-name="T1">uire </text:span><text:span text:style-name="T1">mo</text:span><text:span text:style-name="T1">dify</text:span><text:span text:style-name="T1">ing </text:span><text:span text:style-name="T1">tho</text:span><text:span text:style-name="T1">se </text:span><text:span text:style-name="T1">API</text:span><text:span text:style-name="T1">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6" xml:id="id3" draw:id="id3" draw:layer="layout" svg:width="1.8cm" svg:height="1.085cm" svg:x="8.903cm" svg:y="4.652cm">
          <text:p text:style-name="P5"><text:span text:style-name="T2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2" draw:id="id2" draw:layer="layout" svg:width="1.8cm" svg:height="1.085cm" svg:x="11.534cm" svg:y="4.652cm">
          <text:p text:style-name="P5"><text:span text:style-name="T2">AP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7" draw:id="id7" draw:layer="layout" svg:width="1.8cm" svg:height="1.085cm" svg:x="14.166cm" svg:y="4.652cm">
          <text:p text:style-name="P5"><text:span text:style-name="T2">AP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5" draw:id="id5" draw:layer="layout" svg:width="1.8cm" svg:height="1.085cm" svg:x="16.797cm" svg:y="4.652cm">
          <text:p text:style-name="P5"><text:span text:style-name="T2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" draw:id="id1" draw:layer="layout" svg:width="1.8cm" svg:height="1.085cm" svg:x="8.903cm" svg:y="9.185cm">
          <text:p text:style-name="P5"><text:span text:style-name="T2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1.8cm" svg:height="1.085cm" svg:x="11.534cm" svg:y="9.185cm">
          <text:p text:style-name="P5"><text:span text:style-name="T2">AP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8" draw:id="id8" draw:layer="layout" svg:width="1.8cm" svg:height="1.085cm" svg:x="14.166cm" svg:y="9.185cm">
          <text:p text:style-name="P5"><text:span text:style-name="T2">AP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6" draw:id="id6" draw:layer="layout" svg:width="1.8cm" svg:height="1.085cm" svg:x="16.797cm" svg:y="9.185cm">
          <text:p text:style-name="P5"><text:span text:style-name="T2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draw:type="line" svg:x1="9.803cm" svg:y1="9.185cm" svg:x2="12.434cm" svg:y2="5.737cm" draw:start-shape="id1" draw:start-glue-point="0" draw:end-shape="id2" draw:end-glue-point="2" svg:d="M9803 9185l2631-3448" svg:viewBox="0 0 2632 3449">
          <text:p/>
        </draw:connector>
        <draw:connector draw:style-name="gr6" draw:text-style-name="P7" draw:layer="layout" draw:type="line" svg:x1="9.803cm" svg:y1="9.185cm" svg:x2="9.803cm" svg:y2="5.737cm" draw:start-shape="id1" draw:start-glue-point="0" draw:end-shape="id3" draw:end-glue-point="2" svg:d="M9803 9185v-3448" svg:viewBox="0 0 1 3449">
          <text:p/>
        </draw:connector>
        <draw:connector draw:style-name="gr7" draw:text-style-name="P7" draw:layer="layout" draw:type="line" svg:x1="12.434cm" svg:y1="9.185cm" svg:x2="9.803cm" svg:y2="5.737cm" draw:start-shape="id4" draw:start-glue-point="0" draw:end-shape="id3" draw:end-glue-point="2" svg:d="M12434 9185l-2631-3448" svg:viewBox="0 0 2632 3449">
          <text:p/>
        </draw:connector>
        <draw:connector draw:style-name="gr8" draw:text-style-name="P7" draw:layer="layout" draw:type="line" svg:x1="12.434cm" svg:y1="9.185cm" svg:x2="17.697cm" svg:y2="5.737cm" draw:start-shape="id4" draw:start-glue-point="0" draw:end-shape="id5" draw:end-glue-point="2" svg:d="M12434 9185l5263-3448" svg:viewBox="0 0 5264 3449">
          <text:p/>
        </draw:connector>
        <draw:connector draw:style-name="gr9" draw:text-style-name="P7" draw:layer="layout" draw:type="line" svg:x1="17.697cm" svg:y1="9.185cm" svg:x2="15.066cm" svg:y2="5.737cm" draw:start-shape="id6" draw:start-glue-point="0" draw:end-shape="id7" draw:end-glue-point="2" svg:d="M17697 9185l-2631-3448" svg:viewBox="0 0 2632 3449">
          <text:p/>
        </draw:connector>
        <draw:connector draw:style-name="gr10" draw:text-style-name="P7" draw:layer="layout" draw:type="line" svg:x1="15.066cm" svg:y1="9.185cm" svg:x2="12.434cm" svg:y2="5.737cm" draw:start-shape="id8" draw:start-glue-point="0" draw:end-shape="id2" draw:end-glue-point="2" svg:d="M15066 9185l-2632-3448" svg:viewBox="0 0 2633 3449">
          <text:p/>
        </draw:connector>
        <draw:connector draw:style-name="gr11" draw:text-style-name="P7" draw:layer="layout" draw:type="line" svg:x1="10.703cm" svg:y1="5.194cm" svg:x2="11.534cm" svg:y2="5.194cm" draw:start-shape="id3" draw:start-glue-point="1" draw:end-shape="id2" svg:d="M10703 5194h831" svg:viewBox="0 0 832 1">
          <text:p/>
        </draw:connector>
        <draw:connector draw:style-name="gr12" draw:text-style-name="P7" draw:layer="layout" draw:type="line" svg:x1="15.966cm" svg:y1="5.194cm" svg:x2="16.797cm" svg:y2="5.194cm" draw:start-shape="id7" draw:start-glue-point="1" draw:end-shape="id5" svg:d="M15966 5194h831" svg:viewBox="0 0 832 1">
          <text:p/>
        </draw:connector>
        <draw:connector draw:style-name="gr13" draw:text-style-name="P7" draw:layer="layout" draw:type="line" svg:x1="15.066cm" svg:y1="5.737cm" svg:x2="12.434cm" svg:y2="9.185cm" draw:start-shape="id7" draw:start-glue-point="2" draw:end-shape="id4" draw:end-glue-point="0" svg:d="M15066 5737l-2632 3448" svg:viewBox="0 0 2633 3449">
          <text:p/>
        </draw:connector>
        <draw:connector draw:style-name="gr14" draw:text-style-name="P7" draw:layer="layout" draw:type="line" svg:x1="17.697cm" svg:y1="5.737cm" svg:x2="17.697cm" svg:y2="9.185cm" draw:start-shape="id5" draw:end-shape="id6" svg:d="M17697 5737v3448" svg:viewBox="0 0 1 3449">
          <text:p/>
        </draw:connector>
        <draw:frame draw:style-name="gr1" draw:text-style-name="P1" draw:layer="layout" svg:width="4.13cm" svg:height="0.962cm" svg:x="11.521cm" svg:y="2.793cm">
          <draw:text-box>
            <text:p>The Problem</text:p>
          </draw:text-box>
        </draw:frame>
        <draw:frame draw:style-name="gr15" draw:text-style-name="P9" draw:layer="layout" svg:width="6.139cm" svg:height="7.415cm" svg:x="19.116cm" svg:y="4.637cm">
          <draw:text-box>
            <text:list text:style-name="L2">
              <text:list-item>
                <text:p text:style-name="P8"><text:span text:style-name="T1">Phy</text:span><text:span text:style-name="T1">sic</text:span><text:span text:style-name="T1">ally </text:span><text:span text:style-name="T1">stat</text:span><text:span text:style-name="T1">ic </text:span><text:span text:style-name="T1">end</text:span><text:span text:style-name="T1">poi</text:span><text:span text:style-name="T1">nts</text:span></text:p>
              </text:list-item>
              <text:list-item>
                <text:p text:style-name="P8"><text:span text:style-name="T1">UR</text:span><text:span text:style-name="T1">L </text:span><text:span text:style-name="T1">har</text:span><text:span text:style-name="T1">dwi</text:span><text:span text:style-name="T1">ring</text:span></text:p>
              </text:list-item>
              <text:list-item>
                <text:p text:style-name="P8"><text:span text:style-name="T1">Har</text:span><text:span text:style-name="T1">dwi</text:span><text:span text:style-name="T1">red </text:span><text:span text:style-name="T1">orc</text:span><text:span text:style-name="T1">hes</text:span><text:span text:style-name="T1">trati</text:span><text:span text:style-name="T1">on</text:span></text:p>
              </text:list-item>
              <text:list-item>
                <text:p text:style-name="P8"><text:span text:style-name="T1">Em</text:span><text:span text:style-name="T1">bed</text:span><text:span text:style-name="T1">ded </text:span><text:span text:style-name="T1">Qo</text:span><text:span text:style-name="T1">S, </text:span><text:span text:style-name="T1">retr</text:span><text:span text:style-name="T1">y, </text:span><text:span text:style-name="T1">dur</text:span><text:span text:style-name="T1">abil</text:span><text:span text:style-name="T1">ity</text:span></text:p>
              </text:list-item>
              <text:list-item>
                <text:p text:style-name="P8"><text:span text:style-name="T1">Re</text:span><text:span text:style-name="T1">quir</text:span><text:span text:style-name="T1">es </text:span><text:span text:style-name="T1">nu</text:span><text:span text:style-name="T1">mer</text:span><text:span text:style-name="T1">ous </text:span><text:span text:style-name="T1">loa</text:span><text:span text:style-name="T1">d </text:span><text:span text:style-name="T1">bal</text:span><text:span text:style-name="T1">anc</text:span><text:span text:style-name="T1">ers </text:span><text:span text:style-name="T1">for </text:span><text:span text:style-name="T1">HA</text:span></text:p>
              </text:list-item>
              <text:list-item>
                <text:p text:style-name="P8"><text:span text:style-name="T1">Dir</text:span><text:span text:style-name="T1">ect </text:span><text:span text:style-name="T1">API </text:span><text:span text:style-name="T1">to </text:span><text:span text:style-name="T1">API </text:span><text:span text:style-name="T1">inv</text:span><text:span text:style-name="T1">oke</text:span><text:span text:style-name="T1">s</text:span></text:p>
              </text:list-item>
              <text:list-item>
                <text:p text:style-name="P8"><text:span text:style-name="T1">Not </text:span><text:span text:style-name="T1">Asy</text:span><text:span text:style-name="T1">nch</text:span><text:span text:style-name="T1">ron</text:span><text:span text:style-name="T1">ous</text:span></text:p>
              </text:list-item>
              <text:list-item>
                <text:p text:style-name="P8"><text:span text:style-name="T1">Bott</text:span><text:span text:style-name="T1">len</text:span><text:span text:style-name="T1">eck</text:span><text:span text:style-name="T1">s</text:span></text:p>
              </text:list-item>
              <text:list-item>
                <text:p text:style-name="P8"><text:span text:style-name="T1">Co</text:span><text:span text:style-name="T1">nsu</text:span><text:span text:style-name="T1">me</text:span><text:span text:style-name="T1">s </text:span><text:span text:style-name="T1">res</text:span><text:span text:style-name="T1">our</text:span><text:span text:style-name="T1">ces</text:span></text:p>
              </text:list-item>
              <text:list-item>
                <text:p text:style-name="P8"><text:span text:style-name="T1">Slo</text:span><text:span text:style-name="T1">w</text:span></text:p>
              </text:list-item>
              <text:list-item>
                <text:p text:style-name="P8"><text:span text:style-name="T1">Do</text:span><text:span text:style-name="T1">esn</text:span><text:span text:style-name="T1">’t </text:span><text:span text:style-name="T1">sca</text:span><text:span text:style-name="T1">le</text:span></text:p>
              </text:list-item>
              <text:list-item>
                <text:p text:style-name="P8"><text:span text:style-name="T1">Re</text:span><text:span text:style-name="T1">quir</text:span><text:span text:style-name="T1">es </text:span><text:span text:style-name="T1">co</text:span><text:span text:style-name="T1">mpl</text:span><text:span text:style-name="T1">ex </text:span><text:span text:style-name="T1">dev</text:span><text:span text:style-name="T1">ops </text:span><text:span text:style-name="T1">tool</text:span><text:span text:style-name="T1">s </text:span><text:span text:style-name="T1">for </text:span><text:span text:style-name="T1">dep</text:span><text:span text:style-name="T1">loy</text:span><text:span text:style-name="T1">me</text:span><text:span text:style-name="T1">nts</text:span></text:p>
              </text:list-item>
              <text:list-item>
                <text:p text:style-name="P8"><text:span text:style-name="T1">No </text:span><text:span text:style-name="T1">thro</text:span><text:span text:style-name="T1">ttlin</text:span><text:span text:style-name="T1">g</text:span>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4.13cm" svg:height="0.962cm" svg:x="11.521cm" svg:y="2.793cm">
          <draw:text-box>
            <text:p>The Problem</text:p>
          </draw:text-box>
        </draw:frame>
        <draw:custom-shape draw:style-name="gr16" draw:text-style-name="P11" draw:layer="layout" svg:width="3.939cm" svg:height="1.694cm" svg:x="7.283cm" svg:y="9.721cm">
          <text:p text:style-name="P10">Sockets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939cm" svg:height="1.694cm" svg:x="7.283cm" svg:y="7.937cm">
          <text:p text:style-name="P12">URLs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.939cm" svg:height="3.09cm" svg:x="7.283cm" svg:y="4.712cm">
          <text:p text:style-name="P12">Endpoint</text:p>
          <text:p text:style-name="P14"><text:span text:style-name="T1"/></text:p>
          <text:list text:style-name="L1">
            <text:list-item>
              <text:p text:style-name="P14"><text:span text:style-name="T3">Hard</text:span><text:span text:style-name="T3">wire </text:span><text:span text:style-name="T3">URL</text:span><text:span text:style-name="T3">s</text:span></text:p>
            </text:list-item>
            <text:list-item>
              <text:p text:style-name="P14"><text:span text:style-name="T3">Impl</text:span><text:span text:style-name="T3">eme</text:span><text:span text:style-name="T3">nt </text:span><text:span text:style-name="T3">Retr</text:span><text:span text:style-name="T3">y</text:span></text:p>
            </text:list-item>
            <text:list-item>
              <text:p text:style-name="P14"><text:span text:style-name="T3">Impl</text:span><text:span text:style-name="T3">eme</text:span><text:span text:style-name="T3">nt </text:span><text:span text:style-name="T3">Relia</text:span><text:span text:style-name="T3">bility</text:span></text:p>
            </text:list-item>
            <text:list-item>
              <text:p text:style-name="P14"><text:span text:style-name="T3">Persi</text:span><text:span text:style-name="T3">st </text:span><text:span text:style-name="T3">calls </text:span><text:span text:style-name="T3">&amp; </text:span><text:span text:style-name="T3">resul</text:span><text:span text:style-name="T3">ts</text:span></text:p>
            </text:list-item>
            <text:list-item>
              <text:p text:style-name="P14"><text:span text:style-name="T3">Exce</text:span><text:span text:style-name="T3">ption </text:span><text:span text:style-name="T3">hand</text:span><text:span text:style-name="T3">ling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.939cm" svg:height="1.694cm" svg:x="16.171cm" svg:y="9.663cm">
          <text:p text:style-name="P16"><text:span text:style-name="T4">Socket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939cm" svg:height="1.694cm" svg:x="16.171cm" svg:y="7.879cm">
          <text:p text:style-name="P18"><text:span text:style-name="T4">URLs</text:span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12.828cm" svg:height="1.694cm" svg:x="7.283cm" svg:y="11.55cm">
          <text:p text:style-name="P10">TCP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3.939cm" svg:height="3.09cm" svg:x="16.171cm" svg:y="4.683cm">
          <text:p text:style-name="P12">Endpoint</text:p>
          <text:p text:style-name="P14"><text:span text:style-name="T1"/></text:p>
          <text:list text:style-name="L1">
            <text:list-item>
              <text:p text:style-name="P14"><text:span text:style-name="T3">Hard</text:span><text:span text:style-name="T3">wire </text:span><text:span text:style-name="T3">URL</text:span><text:span text:style-name="T3">s</text:span></text:p>
            </text:list-item>
            <text:list-item>
              <text:p text:style-name="P14"><text:span text:style-name="T3">Impl</text:span><text:span text:style-name="T3">eme</text:span><text:span text:style-name="T3">nt </text:span><text:span text:style-name="T3">Retr</text:span><text:span text:style-name="T3">y</text:span></text:p>
            </text:list-item>
            <text:list-item>
              <text:p text:style-name="P14"><text:span text:style-name="T3">Impl</text:span><text:span text:style-name="T3">eme</text:span><text:span text:style-name="T3">nt </text:span><text:span text:style-name="T3">Relia</text:span><text:span text:style-name="T3">bility</text:span></text:p>
            </text:list-item>
            <text:list-item>
              <text:p text:style-name="P14"><text:span text:style-name="T3">Persi</text:span><text:span text:style-name="T3">st </text:span><text:span text:style-name="T3">calls </text:span><text:span text:style-name="T3">&amp; </text:span><text:span text:style-name="T3">resul</text:span><text:span text:style-name="T3">ts</text:span></text:p>
            </text:list-item>
            <text:list-item>
              <text:p text:style-name="P14"><text:span text:style-name="T3">Exce</text:span><text:span text:style-name="T3">ption </text:span><text:span text:style-name="T3">hand</text:span><text:span text:style-name="T3">ling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3.374cm" svg:height="1.531cm" svg:x="12.025cm" svg:y="5.66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23" draw:layer="layout" svg:width="5.009cm" svg:height="3.568cm" svg:x="2.334cm" svg:y="4.384cm">
          <draw:text-box>
            <text:p text:style-name="P22"><text:span text:style-name="T5">import </text:span><text:span text:style-name="T5">requests</text:span></text:p>
            <text:p text:style-name="P22"><text:span text:style-name="T5">import </text:span><text:span text:style-name="T5">time</text:span></text:p>
            <text:p text:style-name="P22"><text:span text:style-name="T5"/></text:p>
            <text:p text:style-name="P22"><text:span text:style-name="T5">while True:</text:span></text:p>
            <text:p text:style-name="P22"><text:span text:style-name="T5"><text:s text:c="3"/></text:span><text:span text:style-name="T5">try:</text:span></text:p>
            <text:p text:style-name="P22"><text:span text:style-name="T5"><text:s text:c="7"/></text:span><text:span text:style-name="T5">response </text:span><text:span text:style-name="T5">= </text:span><text:span text:style-name="T5">requests.</text:span><text:span text:style-name="T5">get(url,dat</text:span><text:span text:style-name="T5">a={})</text:span></text:p>
            <text:p text:style-name="P22"><text:span text:style-name="T5"><text:s text:c="7"/></text:span><text:span text:style-name="T5">if </text:span><text:span text:style-name="T5">response.</text:span><text:span text:style-name="T5">status == </text:span><text:span text:style-name="T5">200:</text:span></text:p>
            <text:p text:style-name="P22"><text:span text:style-name="T5"><text:s text:c="11"/></text:span><text:span text:style-name="T5">break</text:span></text:p>
            <text:p text:style-name="P22"><text:span text:style-name="T5"><text:s text:c="7"/></text:span><text:span text:style-name="T5">time.sleep</text:span><text:span text:style-name="T5">(3)</text:span></text:p>
            <text:p text:style-name="P22"><text:span text:style-name="T5"><text:s text:c="3"/></text:span><text:span text:style-name="T5">finally:</text:span></text:p>
            <text:p text:style-name="P22"><text:span text:style-name="T5"><text:s text:c="6"/></text:span><text:span text:style-name="T5">break</text:span></text:p>
          </draw:text-box>
        </draw:frame>
        <draw:custom-shape draw:style-name="gr23" draw:text-style-name="P24" draw:layer="layout" svg:width="4.028cm" svg:height="3.746cm" svg:x="2.052cm" svg:y="4.17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4" draw:text-style-name="P26" draw:layer="layout" svg:width="4.504cm" svg:height="2.477cm" svg:x="11.624cm" svg:y="7.894cm">
          <draw:text-box>
            <text:list text:style-name="L1">
              <text:list-item>
                <text:p text:style-name="P25"><text:span text:style-name="T6">Bloc</text:span><text:span text:style-name="T6">king</text:span></text:p>
              </text:list-item>
              <text:list-item>
                <text:p text:style-name="P25"><text:span text:style-name="T6">Bottl</text:span><text:span text:style-name="T6">ene</text:span><text:span text:style-name="T6">cks</text:span></text:p>
              </text:list-item>
              <text:list-item>
                <text:p text:style-name="P25"><text:span text:style-name="T6">Phy</text:span><text:span text:style-name="T6">sica</text:span><text:span text:style-name="T6">lly </text:span><text:span text:style-name="T6">Stati</text:span><text:span text:style-name="T6">c</text:span></text:p>
              </text:list-item>
              <text:list-item>
                <text:p text:style-name="P25"><text:span text:style-name="T6">Not </text:span><text:span text:style-name="T6">Elas</text:span><text:span text:style-name="T6">tic</text:span></text:p>
              </text:list-item>
              <text:list-item>
                <text:p text:style-name="P25"><text:span text:style-name="T6">Doe</text:span><text:span text:style-name="T6">sn’t </text:span><text:span text:style-name="T6">Scal</text:span><text:span text:style-name="T6">e</text:span></text:p>
              </text:list-item>
              <text:list-item>
                <text:p text:style-name="P25"><text:span text:style-name="T6">Fra</text:span><text:span text:style-name="T6">gile </text:span><text:span text:style-name="T6">Cod</text:span><text:span text:style-name="T6">e</text:span></text:p>
              </text:list-item>
              <text:list-item>
                <text:p text:style-name="P25"><text:span text:style-name="T6">Co</text:span><text:span text:style-name="T6">mpl</text:span><text:span text:style-name="T6">ex</text:span></text:p>
              </text:list-item>
            </text:list>
          </draw:text-box>
        </draw:frame>
        <draw:frame draw:style-name="gr25" draw:text-style-name="P28" draw:layer="layout" svg:width="4.861cm" svg:height="2.384cm" svg:x="12.173cm" svg:y="7.418cm">
          <draw:text-box>
            <text:p text:style-name="P27"><text:span text:style-name="T7">Variety </text:span><text:span text:style-name="T7">of </text:span><text:span text:style-name="T7">Issues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" draw:text-style-name="P6" xml:id="id11" draw:id="id11" draw:layer="layout" svg:width="1.8cm" svg:height="1.085cm" svg:x="8.903cm" svg:y="4.652cm">
          <text:p text:style-name="P10"><text:span text:style-name="T2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2" draw:id="id12" draw:layer="layout" svg:width="1.8cm" svg:height="1.085cm" svg:x="11.534cm" svg:y="4.652cm">
          <text:p text:style-name="P10"><text:span text:style-name="T2">AP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3" draw:id="id13" draw:layer="layout" svg:width="1.8cm" svg:height="1.085cm" svg:x="14.166cm" svg:y="4.652cm">
          <text:p text:style-name="P10"><text:span text:style-name="T2">AP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4" draw:id="id14" draw:layer="layout" svg:width="1.8cm" svg:height="1.085cm" svg:x="16.797cm" svg:y="4.652cm">
          <text:p text:style-name="P10"><text:span text:style-name="T2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9" draw:id="id9" draw:layer="layout" svg:width="1.8cm" svg:height="1.085cm" svg:x="8.903cm" svg:y="9.185cm">
          <text:p text:style-name="P10"><text:span text:style-name="T2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5" draw:id="id15" draw:layer="layout" svg:width="1.8cm" svg:height="1.085cm" svg:x="11.534cm" svg:y="9.185cm">
          <text:p text:style-name="P10"><text:span text:style-name="T2">AP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6" draw:id="id16" draw:layer="layout" svg:width="1.8cm" svg:height="1.085cm" svg:x="14.166cm" svg:y="9.185cm">
          <text:p text:style-name="P10"><text:span text:style-name="T2">AP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7" draw:id="id17" draw:layer="layout" svg:width="1.8cm" svg:height="1.085cm" svg:x="16.797cm" svg:y="9.185cm">
          <text:p text:style-name="P10"><text:span text:style-name="T2">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0" draw:layer="layout" svg:width="4.058cm" svg:height="0.962cm" svg:x="11.521cm" svg:y="2.793cm">
          <draw:text-box>
            <text:p text:style-name="P29">The Solution</text:p>
          </draw:text-box>
        </draw:frame>
        <draw:frame draw:style-name="gr26" draw:text-style-name="P9" draw:layer="layout" svg:width="7.684cm" svg:height="7.211cm" svg:x="19.175cm" svg:y="4.607cm">
          <draw:text-box>
            <text:list text:style-name="L2">
              <text:list-item>
                <text:p text:style-name="P8"><text:span text:style-name="T1">Durable API Calls</text:span></text:p>
              </text:list-item>
              <text:list-item>
                <text:p text:style-name="P8"><text:span text:style-name="T1">Persistent over restarts</text:span></text:p>
              </text:list-item>
              <text:list-item>
                <text:p text:style-name="P8"><text:span text:style-name="T1">Failovers &amp; Retries</text:span></text:p>
              </text:list-item>
              <text:list-item>
                <text:p text:style-name="P8"><text:span text:style-name="T1">Call/Result Provenance</text:span></text:p>
              </text:list-item>
              <text:list-item>
                <text:p text:style-name="P8"><text:span text:style-name="T1">Fast</text:span></text:p>
              </text:list-item>
              <text:list-item>
                <text:p text:style-name="P8"><text:span text:style-name="T1">Easier to maintain API code</text:span></text:p>
              </text:list-item>
              <text:list-item>
                <text:p text:style-name="P8"><text:span text:style-name="T1">Low-code</text:span></text:p>
              </text:list-item>
              <text:list-item>
                <text:p text:style-name="P8"><text:span text:style-name="T1">Reliable</text:span></text:p>
              </text:list-item>
              <text:list-item>
                <text:p text:style-name="P8"><text:span text:style-name="T1">Transactional</text:span></text:p>
              </text:list-item>
              <text:list-item>
                <text:p text:style-name="P8"><text:span text:style-name="T1">Adaptable at runtime</text:span></text:p>
              </text:list-item>
              <text:list-item>
                <text:p text:style-name="P8"><text:span text:style-name="T1">Scales horizontally &amp; vertically</text:span></text:p>
              </text:list-item>
              <text:list-item>
                <text:p text:style-name="P8"><text:span text:style-name="T1">No bottlenecks or SPOF</text:span></text:p>
              </text:list-item>
              <text:list-item>
                <text:p text:style-name="P8"><text:span text:style-name="T1">No devops required</text:span></text:p>
              </text:list-item>
              <text:list-item>
                <text:p text:style-name="P8"><text:span text:style-name="T1">QoS throttling</text:span></text:p>
              </text:list-item>
            </text:list>
          </draw:text-box>
        </draw:frame>
        <draw:custom-shape draw:style-name="gr27" draw:text-style-name="P6" xml:id="id10" draw:id="id10" draw:layer="layout" svg:width="3.879cm" svg:height="1.531cm" svg:x="3.836cm" svg:y="7.045cm">
          <text:p text:style-name="P10"><text:span text:style-name="T8">Elastic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2" draw:layer="layout" svg:width="3.879cm" svg:height="1.263cm" svg:x="3.85cm" svg:y="5.723cm">
          <text:p text:style-name="P31"><text:span text:style-name="T9">Lambda 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7" draw:layer="layout" draw:type="line" svg:x1="9.803cm" svg:y1="9.185cm" svg:x2="7.715cm" svg:y2="7.81cm" draw:start-shape="id9" draw:start-glue-point="0" draw:end-shape="id10" svg:d="M9803 9185l-2088-1375" svg:viewBox="0 0 2089 1376">
          <text:p/>
        </draw:connector>
        <draw:connector draw:style-name="gr30" draw:text-style-name="P7" draw:layer="layout" draw:type="line" svg:x1="7.715cm" svg:y1="7.81cm" svg:x2="9.803cm" svg:y2="5.737cm" draw:start-shape="id10" draw:start-glue-point="1" draw:end-shape="id11" draw:end-glue-point="2" svg:d="M7715 7810l2088-2073" svg:viewBox="0 0 2089 2074">
          <text:p/>
        </draw:connector>
        <draw:connector draw:style-name="gr31" draw:text-style-name="P7" draw:layer="layout" draw:type="line" svg:x1="7.715cm" svg:y1="7.81cm" svg:x2="12.434cm" svg:y2="5.737cm" draw:start-shape="id10" draw:start-glue-point="1" draw:end-shape="id12" draw:end-glue-point="2" svg:d="M7715 7810l4719-2073" svg:viewBox="0 0 4720 2074">
          <text:p/>
        </draw:connector>
        <draw:connector draw:style-name="gr32" draw:text-style-name="P7" draw:layer="layout" draw:type="line" svg:x1="7.715cm" svg:y1="7.81cm" svg:x2="15.066cm" svg:y2="5.737cm" draw:start-shape="id10" draw:start-glue-point="1" draw:end-shape="id13" draw:end-glue-point="2" svg:d="M7715 7810l7351-2073" svg:viewBox="0 0 7352 2074">
          <text:p/>
        </draw:connector>
        <draw:connector draw:style-name="gr33" draw:text-style-name="P7" draw:layer="layout" draw:type="line" svg:x1="7.715cm" svg:y1="7.81cm" svg:x2="17.697cm" svg:y2="5.737cm" draw:start-shape="id10" draw:start-glue-point="1" draw:end-shape="id14" draw:end-glue-point="2" svg:d="M7715 7810l9982-2073" svg:viewBox="0 0 9983 2074">
          <text:p/>
        </draw:connector>
        <draw:connector draw:style-name="gr34" draw:text-style-name="P7" draw:layer="layout" draw:type="line" svg:x1="12.434cm" svg:y1="9.185cm" svg:x2="7.715cm" svg:y2="7.81cm" draw:start-shape="id15" draw:start-glue-point="0" draw:end-shape="id10" draw:end-glue-point="1" svg:d="M12434 9185l-4719-1375" svg:viewBox="0 0 4720 1376">
          <text:p/>
        </draw:connector>
        <draw:connector draw:style-name="gr35" draw:text-style-name="P7" draw:layer="layout" draw:type="line" svg:x1="15.066cm" svg:y1="9.185cm" svg:x2="7.715cm" svg:y2="7.81cm" draw:start-shape="id16" draw:start-glue-point="0" draw:end-shape="id10" draw:end-glue-point="1" svg:d="M15066 9185l-7351-1375" svg:viewBox="0 0 7352 1376">
          <text:p/>
        </draw:connector>
        <draw:connector draw:style-name="gr36" draw:text-style-name="P7" draw:layer="layout" draw:type="line" svg:x1="17.697cm" svg:y1="9.185cm" svg:x2="7.715cm" svg:y2="7.81cm" draw:start-shape="id17" draw:start-glue-point="0" draw:end-shape="id10" draw:end-glue-point="1" svg:d="M17697 9185l-9982-1375" svg:viewBox="0 0 9983 1376">
          <text:p/>
        </draw:connector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4.058cm" svg:height="0.962cm" svg:x="11.521cm" svg:y="2.793cm">
          <draw:text-box>
            <text:p>The Solution</text:p>
          </draw:text-box>
        </draw:frame>
        <draw:custom-shape draw:style-name="gr37" draw:text-style-name="P11" draw:layer="layout" svg:width="3.939cm" svg:height="3.433cm" svg:x="7.283cm" svg:y="7.982cm">
          <text:p text:style-name="P10">Elastic<text:line-break/>Code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3.939cm" svg:height="3.09cm" svg:x="7.283cm" svg:y="4.712cm">
          <text:p text:style-name="P12">Python Function</text:p>
          <text:p text:style-name="P14"><text:span text:style-name="T1"/></text:p>
          <text:p text:style-name="P12"><text:span text:style-name="T3">add_two(5</text:span><text:span text:style-name="T3">, 6)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3.939cm" svg:height="3.42cm" svg:x="16.171cm" svg:y="7.937cm">
          <text:p text:style-name="P16"><text:span text:style-name="T10">Elastic</text:span><text:span text:style-name="T10"><text:line-break/></text:span><text:span text:style-name="T10">Code</text:span></text:p>
          <text:p text:style-name="P16"><text:span text:style-name="T10"/>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12.828cm" svg:height="1.694cm" svg:x="7.283cm" svg:y="11.55cm">
          <text:p text:style-name="P10">TCP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3.939cm" svg:height="3.09cm" svg:x="16.171cm" svg:y="4.683cm">
          <text:p text:style-name="P12">Python Function</text:p>
          <text:p text:style-name="P14"><text:span text:style-name="T1"/></text:p>
          <text:list text:style-name="L1">
            <text:list-header>
              <text:p text:style-name="P14"><text:span text:style-name="T3">def </text:span><text:span text:style-name="T3">add_</text:span><text:span text:style-name="T3">two(</text:span><text:span text:style-name="T3">a, b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3.374cm" svg:height="1.531cm" svg:x="11.965cm" svg:y="5.3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26" draw:layer="layout" svg:width="4.504cm" svg:height="3.113cm" svg:x="11.624cm" svg:y="7.893cm">
          <draw:text-box>
            <text:list text:style-name="L1">
              <text:list-item>
                <text:p text:style-name="P25"><text:span text:style-name="T6">On </text:span><text:span text:style-name="T6">De</text:span><text:span text:style-name="T6">man</text:span><text:span text:style-name="T6">d </text:span><text:span text:style-name="T6">Scal</text:span><text:span text:style-name="T6">ing</text:span></text:p>
              </text:list-item>
              <text:list-item>
                <text:p text:style-name="P25"><text:span text:style-name="T6">No </text:span><text:span text:style-name="T6">Phy</text:span><text:span text:style-name="T6">sica</text:span><text:span text:style-name="T6">l </text:span><text:span text:style-name="T6">Loc</text:span><text:span text:style-name="T6">atio</text:span><text:span text:style-name="T6">ns</text:span></text:p>
              </text:list-item>
              <text:list-item>
                <text:p text:style-name="P25"><text:span text:style-name="T6">Dyn</text:span><text:span text:style-name="T6">ami</text:span><text:span text:style-name="T6">c </text:span><text:span text:style-name="T6">Thr</text:span><text:span text:style-name="T6">ottli</text:span><text:span text:style-name="T6">ng</text:span></text:p>
              </text:list-item>
              <text:list-item>
                <text:p text:style-name="P25"><text:span text:style-name="T6">Dat</text:span><text:span text:style-name="T6">a </text:span><text:span text:style-name="T6">Pro</text:span><text:span text:style-name="T6">ven</text:span><text:span text:style-name="T6">anc</text:span><text:span text:style-name="T6">e</text:span></text:p>
              </text:list-item>
              <text:list-item>
                <text:p text:style-name="P25"><text:span text:style-name="T6">Tra</text:span><text:span text:style-name="T6">nsa</text:span><text:span text:style-name="T6">ctio</text:span><text:span text:style-name="T6">nal</text:span></text:p>
              </text:list-item>
              <text:list-item>
                <text:p text:style-name="P25"><text:span text:style-name="T6">Dur</text:span><text:span text:style-name="T6">able </text:span><text:span text:style-name="T6">&amp; </text:span><text:span text:style-name="T6">Reli</text:span><text:span text:style-name="T6">able</text:span></text:p>
              </text:list-item>
              <text:list-item>
                <text:p text:style-name="P25"><text:span text:style-name="T6">Hig</text:span><text:span text:style-name="T6">h </text:span><text:span text:style-name="T6">Avai</text:span><text:span text:style-name="T6">labili</text:span><text:span text:style-name="T6">ty</text:span></text:p>
              </text:list-item>
              <text:list-item>
                <text:p text:style-name="P25"><text:span text:style-name="T6">Run</text:span><text:span text:style-name="T6">s </text:span><text:span text:style-name="T6">At-</text:span><text:span text:style-name="T6">Scal</text:span><text:span text:style-name="T6">e</text:span></text:p>
              </text:list-item>
              <text:list-item>
                <text:p text:style-name="P25"><text:span text:style-name="T6">Mob</text:span><text:span text:style-name="T6">ile </text:span><text:span text:style-name="T6">Cod</text:span><text:span text:style-name="T6">e</text:span></text:p>
              </text:list-item>
            </text:list>
          </draw:text-box>
        </draw:frame>
        <draw:frame draw:style-name="gr25" draw:text-style-name="P28" draw:layer="layout" svg:width="4.861cm" svg:height="2.384cm" svg:x="12.173cm" svg:y="7.417cm">
          <draw:text-box>
            <text:p text:style-name="P27"><text:span text:style-name="T7">Qualitie</text:span><text:span text:style-name="T7">s of </text:span><text:span text:style-name="T7">Service</text:span></text:p>
          </draw:text-box>
        </draw:frame>
        <draw:custom-shape draw:style-name="gr39" draw:text-style-name="P21" draw:layer="layout" svg:width="1.814cm" svg:height="4.028cm" svg:x="5.009cm" svg:y="6.9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0" draw:text-style-name="P35" draw:layer="layout" svg:width="3.749cm" svg:height="3.66cm" svg:x="1.725cm" svg:y="7.075cm">
          <draw:text-box>
            <text:p text:style-name="P34"><text:span text:style-name="T11">Push </text:span><text:span text:style-name="T11">QoS </text:span><text:span text:style-name="T11">Deepe</text:span><text:span text:style-name="T11">r into </text:span><text:span text:style-name="T11">Netwo</text:span><text:span text:style-name="T11">rk so </text:span><text:span text:style-name="T11">Apps </text:span><text:span text:style-name="T11">&amp; </text:span><text:span text:style-name="T11">Servic</text:span><text:span text:style-name="T11">es </text:span><text:span text:style-name="T11">Don’t </text:span><text:span text:style-name="T11">have </text:span><text:span text:style-name="T11">To </text:span><text:span text:style-name="T11">Imple</text:span><text:span text:style-name="T11">ment it </text:span><text:span text:style-name="T11">directl</text:span><text:span text:style-name="T11">y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1013 1130" svg:d="M1009 1050l-449-1008-22-30-29-12-34 12-21 26-449 1012-5 13v8l5 21 12 21 17 13 21 4h903l21-4 21-13 9-21 4-21v-8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4T10:47:59.543825463</meta:creation-date>
    <dc:date>2022-08-10T05:24:17.170520383</dc:date>
    <meta:editing-duration>P5DT18H15M3S</meta:editing-duration>
    <meta:editing-cycles>6</meta:editing-cycles>
    <meta:generator>LibreOffice/7.3.4.2$Linux_X86_64 LibreOffice_project/30$Build-2</meta:generator>
    <meta:document-statistic meta:object-count="97"/>
  </office:meta>
</office:document-meta>
</file>